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5348" officeooo:paragraph-rsid="000d5348"/>
    </style:style>
    <style:style style:name="P2" style:family="paragraph" style:parent-style-name="Standard">
      <style:text-properties officeooo:rsid="00116a0c" officeooo:paragraph-rsid="00116a0c"/>
    </style:style>
    <style:style style:name="P3" style:family="paragraph" style:parent-style-name="Standard">
      <style:text-properties officeooo:rsid="0015a338" officeooo:paragraph-rsid="0015a338"/>
    </style:style>
    <style:style style:name="P4" style:family="paragraph" style:parent-style-name="Standard">
      <style:text-properties officeooo:rsid="001b5d71" officeooo:paragraph-rsid="001b5d71"/>
    </style:style>
    <style:style style:name="T1" style:family="text">
      <style:text-properties officeooo:rsid="000dbdce"/>
    </style:style>
    <style:style style:name="T2" style:family="text">
      <style:text-properties officeooo:rsid="00106b97"/>
    </style:style>
    <style:style style:name="T3" style:family="text">
      <style:text-properties officeooo:rsid="001300c8"/>
    </style:style>
    <style:style style:name="T4" style:family="text">
      <style:text-properties officeooo:rsid="0015e0d8"/>
    </style:style>
    <style:style style:name="T5" style:family="text">
      <style:text-properties officeooo:rsid="0017d208"/>
    </style:style>
    <style:style style:name="T6" style:family="text">
      <style:text-properties officeooo:rsid="0019ab87"/>
    </style:style>
    <style:style style:name="T7" style:family="text">
      <style:text-properties officeooo:rsid="001e1e77"/>
    </style:style>
    <style:style style:name="T8" style:family="text">
      <style:text-properties officeooo:rsid="00259105"/>
    </style:style>
    <style:style style:name="T9" style:family="text">
      <style:text-properties officeooo:rsid="0026ac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lítio é <text:span text:style-name="T1">um dos medicamentos mais eficazes no</text:span> tratamento do transtorno bipolar, sendo no entanto a resposta dos pacientes ao qual é administrado <text:span text:style-name="T1">bastante </text:span>heterogénea. <text:span text:style-name="T2">Apesar de se terem efetuado diversos estudos com esse fim, ainda não foram identificados biomarcadores que possam ser utilizados para monitorizar e prever a resposta ao tratamento com lítio. O estudo a ser analisado procura avaliar os efeitos do lítio sobre a expressão génica ao identificar alterações na expressão de genes específicos 1 mês após o início do tratamento, sendo essa informação utilizada para prever os resultados 6 meses mais tarde.</text:span></text:p>
      <text:p text:style-name="P2"/>
      <text:p text:style-name="P2">Para o estudo foram recrutados 74 pacientes, sendo que 9 desistiram antes da primeira colheita de sangue, <text:span text:style-name="T3">e outros 5 apresentaram fraca qualidade ou quantidade insuficiente de RNA, pelo que não constam nos resultados. Os restantes 60 pacientes foram divididos em 2 grupos criados aleatoriamente: um sujeito a tratamento com pelo menos um outro medicamento que não lítio (OPT), e outro que fazia o tratamento anterior acoplado com a toma de lítio (Li + OPT), sendo os grupos constituídos por 32 e 28 pacientes, respetivamente.</text:span></text:p>
      <text:p text:style-name="P2"/>
      <text:p text:style-name="P3">Para o grupo Li + OPT, 62 genes apresentaram indução diferencial entre <text:span text:style-name="T8">os </text:span>pacientes que responderam ao tratamento e os que não responderam ao tratamento. Os pacientes do grupo Li + OTP que responderam ao tratamento apresentavam padrões distintos que não foram observados nos pacientes do grupo OTP <text:span text:style-name="T4">com </text:span>respo<text:span text:style-name="T4">sta</text:span> ao tratamento, sendo que estes <text:span text:style-name="T5">últimos</text:span> <text:span text:style-name="T6">eram mais parecidos com os pacientes do</text:span> grupo Li + OTP sem resposta ao tratamento.</text:p>
      <text:p text:style-name="P3"/>
      <text:p text:style-name="P4">Também foram realizados testes utilizando RT-PCR em tempo real de certos genes, tendo-se verificado que os resultados desta análise foram similares aos obtidos com microarrays, com os pacientes Li + OPT com resposta ao tratamento a demonstrar<text:span text:style-name="T9">em</text:span> uma maior indução desses genes do que os outros grupos. <text:span text:style-name="T7">No entanto, com a exceção do gene BCL2L1, os resultados não foram estatisticamente significativos, o que corrobora o facto de que nos estudos com microarrays a maior diferença foi observada para BCL2L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2:27:42.833000000</meta:creation-date>
    <dc:date>2017-06-01T21:16:50.915000000</dc:date>
    <meta:editing-duration>PT1H4M8S</meta:editing-duration>
    <meta:editing-cycles>26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4" meta:word-count="332" meta:character-count="2077" meta:non-whitespace-character-count="1749"/>
  </office:meta>
</office:document-meta>
</file>